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724" officeooo:paragraph-rsid="00157724"/>
    </style:style>
    <style:style style:name="P2" style:family="paragraph" style:parent-style-name="Standard">
      <style:text-properties officeooo:rsid="0016c00f" officeooo:paragraph-rsid="0016c00f"/>
    </style:style>
    <style:style style:name="P3" style:family="paragraph" style:parent-style-name="Standard">
      <style:text-properties officeooo:rsid="00192b8d" officeooo:paragraph-rsid="00192b8d"/>
    </style:style>
    <style:style style:name="P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57724" officeooo:paragraph-rsid="00157724"/>
    </style:style>
    <style:style style:name="P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6c00f" officeooo:paragraph-rsid="00157724"/>
    </style:style>
    <style:style style:name="T1" style:family="text">
      <style:text-properties officeooo:rsid="0016c00f"/>
    </style:style>
    <style:style style:name="T2" style:family="text">
      <style:text-properties officeooo:rsid="0017e706"/>
    </style:style>
    <style:style style:name="T3" style:family="text">
      <style:text-properties officeooo:rsid="0019b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:</text:p>
      <text:p text:style-name="P2"/>
      <text:p text:style-name="P2"><text:tab/>Catalog</text:p>
      <text:p text:style-name="P2">Su<text:span text:style-name="T3">b</text:span>-/Superclasses:</text:p>
      <text:p text:style-name="P2"><text:tab/></text:p>
      <text:p text:style-name="P2"><text:tab/>/</text:p>
      <text:p text:style-name="P2">Responsabilities:</text:p>
      <text:p text:style-name="P1"/>
      <text:p text:style-name="P1"><text:tab/><text:span text:style-name="T1">load all Items in the catalog<text:tab/><text:tab/><text:tab/><text:tab/>Item</text:span></text:p>
      <text:p text:style-name="P1"><text:tab/><text:span text:style-name="T2">Kan items sorteren per category<text:tab/><text:tab/><text:tab/>Item</text:span></text:p>
      <text:p text:style-name="P1"><text:tab/><text:span text:style-name="T1">display to user<text:tab/><text:tab/><text:tab/><text:tab/><text:tab/><text:tab/>User</text:span></text:p>
      <text:p text:style-name="P1"><text:tab/><text:span text:style-name="T3">display most popular items<text:tab/><text:tab/><text:tab/><text:tab/>Item </text:span></text:p>
      <text:p text:style-name="P5"/>
      <text:p text:style-name="P2"/>
      <text:p text:style-name="P1"/>
      <text:p text:style-name="P1">Class:</text:p>
      <text:p text:style-name="P1"/>
      <text:p text:style-name="P1"><text:tab/> Item</text:p>
      <text:p text:style-name="P1">Sub-/superclasses:</text:p>
      <text:p text:style-name="P1"/>
      <text:p text:style-name="P1"><text:tab/>/</text:p>
      <text:p text:style-name="P1">Responsabilities:</text:p>
      <text:p text:style-name="P1"/>
      <text:p text:style-name="P1"><text:tab/><text:span text:style-name="T2">prijs kan geupdate worden<text:tab/><text:tab/><text:tab/><text:tab/>Administrator</text:span></text:p>
      <text:p text:style-name="P1"><text:tab/></text:p>
      <text:p text:style-name="P1"/>
      <text:p text:style-name="P4"/>
      <text:p text:style-name="P1"/>
      <text:p text:style-name="P1"/>
      <text:p text:style-name="P1">Class:</text:p>
      <text:p text:style-name="P1"/>
      <text:p text:style-name="P1"><text:tab/>Cart</text:p>
      <text:p text:style-name="P1">Sub-/Superclasses:</text:p>
      <text:p text:style-name="P1"/>
      <text:p text:style-name="P1"><text:tab/>/</text:p>
      <text:p text:style-name="P1">Responsabilities:</text:p>
      <text:p text:style-name="P1"/>
      <text:p text:style-name="P1"><text:tab/><text:span text:style-name="T2">bevat Items en amounts<text:tab/><text:tab/><text:tab/><text:tab/>Item</text:span></text:p>
      <text:p text:style-name="P1"><text:tab/><text:span text:style-name="T2">bereken totaalprijs<text:tab/><text:tab/><text:tab/><text:tab/><text:tab/>Item</text:span></text:p>
      <text:p text:style-name="P1"><text:tab/><text:span text:style-name="T2">is gelinkt met specifieke user<text:tab/><text:tab/><text:tab/><text:tab/>User</text:span></text:p>
      <text:p text:style-name="P4"/>
      <text:p text:style-name="P1"/>
      <text:p text:style-name="P1"/>
      <text:p text:style-name="P1">Class:</text:p>
      <text:p text:style-name="P1"><text:tab/></text:p>
      <text:p text:style-name="P1"><text:tab/>Order</text:p>
      <text:p text:style-name="P1">Sub-/Superclasses:</text:p>
      <text:p text:style-name="P1"/>
      <text:p text:style-name="P1"><text:tab/>/</text:p>
      <text:p text:style-name="P1">Responsabilities:</text:p>
      <text:p text:style-name="P1"/>
      <text:p text:style-name="P4"/>
      <text:p text:style-name="P1"/>
      <text:p text:style-name="P1"/>
      <text:p text:style-name="P1">Class:</text:p>
      <text:p text:style-name="P1"><text:tab/></text:p>
      <text:p text:style-name="P1"><text:soft-page-break/><text:tab/>User</text:p>
      <text:p text:style-name="P1">Sub-/Superclasses:</text:p>
      <text:p text:style-name="P1"><text:tab/></text:p>
      <text:p text:style-name="P1"><text:tab/>sub: Administrator </text:p>
      <text:p text:style-name="P1">Responsabilities:</text:p>
      <text:p text:style-name="P1"><text:tab/></text:p>
      <text:p text:style-name="P1"><text:tab/><text:span text:style-name="T2">Kan items toevoegen aan eigen cart<text:tab/><text:tab/><text:tab/>Item, Cart</text:span></text:p>
      <text:p text:style-name="P1"><text:tab/><text:span text:style-name="T2">Kan items verwijderen uit eigen cart<text:tab/><text:tab/><text:tab/>Item, Cart</text:span></text:p>
      <text:p text:style-name="P1"><text:tab/><text:span text:style-name="T2">Kan eigen cart bekijken<text:tab/><text:tab/><text:tab/><text:tab/>Cart</text:span></text:p>
      <text:p text:style-name="P1"><text:tab/><text:span text:style-name="T2">Kan eigen cart uit checken en omzetten naar order<text:tab/>Cart, Order</text:span></text:p>
      <text:p text:style-name="P1"><text:tab/><text:span text:style-name="T2">Kan eigen order afrekenen<text:tab/><text:tab/><text:tab/><text:tab/>Order</text:span></text:p>
      <text:p text:style-name="P1"><text:tab/><text:span text:style-name="T2">Kan eigen order cancellen<text:tab/><text:tab/><text:tab/><text:tab/>Order</text:span></text:p>
      <text:p text:style-name="P3"><text:tab/>Kan hoeveelheid van een Item in cart aanpassen<text:tab/>Cart</text:p>
      <text:p text:style-name="P4"/>
      <text:p text:style-name="P1"/>
      <text:p text:style-name="P1"/>
      <text:p text:style-name="P1">Class:</text:p>
      <text:p text:style-name="P1"/>
      <text:p text:style-name="P1"><text:tab/>Administrator</text:p>
      <text:p text:style-name="P1">Sub-/Superclasses:</text:p>
      <text:p text:style-name="P1"><text:tab/></text:p>
      <text:p text:style-name="P1"><text:tab/>super: User</text:p>
      <text:p text:style-name="P1">Responsabilities:</text:p>
      <text:p text:style-name="P1"/>
      <text:p text:style-name="P1"><text:tab/><text:span text:style-name="T2">Kan orders aanpassen<text:tab/><text:tab/><text:tab/><text:tab/><text:tab/>Order</text:span></text:p>
      <text:p text:style-name="P1"><text:tab/><text:span text:style-name="T3">Kan statistieken van Orders bekijken<text:tab/><text:tab/>Order</text:span></text:p>
      <text:p text:style-name="P1"><text:tab/></text:p>
      <text:p text:style-name="P1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0:51:35.129614388</meta:creation-date>
    <dc:date>2018-10-22T11:52:39.762300133</dc:date>
    <meta:editing-duration>PT9M23S</meta:editing-duration>
    <meta:editing-cycles>1</meta:editing-cycles>
    <meta:document-statistic meta:table-count="0" meta:image-count="0" meta:object-count="0" meta:page-count="2" meta:paragraph-count="55" meta:word-count="134" meta:character-count="1008" meta:non-whitespace-character-count="837"/>
    <meta:generator>LibreOffice/6.0.3.2$Linux_X86_64 LibreOffice_project/00m0$Build-2</meta:generator>
  </office:meta>
</office:document-meta>
</file>